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3000001C42A2AB2AB7FA7D33C.png" manifest:media-type="image/png"/>
  <manifest:file-entry manifest:full-path="Pictures/1000000000000245000001424B941369BBD331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1972in" draw:z-index="0"><draw:image xlink:href="Pictures/10000000000003D3000001C42A2AB2AB7FA7D33C.png" xlink:type="simple" xlink:show="embed" xlink:actuate="onLoad"/></draw:frame></text:p>
      <text:p text:style-name="Standard"/>
      <text:p text:style-name="Standard"><draw:frame draw:style-name="fr2" draw:name="Image2" text:anchor-type="paragraph" svg:width="6.052in" svg:height="3.3543in" draw:z-index="1"><draw:image xlink:href="Pictures/1000000000000245000001424B941369BBD331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18:38.780000000</meta:creation-date>
    <dc:date>2017-04-07T21:22:33.643000000</dc:date>
    <meta:editing-duration>PT6H3M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4.2$Windows_X86_64 LibreOffice_project/f99d75f39f1c57ebdd7ffc5f42867c12031db97a</meta:generator>
  </office:meta>
</office:document-meta>
</file>